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5.7271in" fo:margin-left="0in" fo:break-before="page" table:align="left"/>
    </style:style>
    <style:style style:name="Tabelle1.A" style:family="table-column">
      <style:table-column-properties style:column-width="1.0951in"/>
    </style:style>
    <style:style style:name="Tabelle1.B" style:family="table-column">
      <style:table-column-properties style:column-width="0.6667in"/>
    </style:style>
    <style:style style:name="Tabelle1.C" style:family="table-column">
      <style:table-column-properties style:column-width="3.9653in"/>
    </style:style>
    <style:style style:name="Tabelle1.A1" style:family="table-cell">
      <style:table-cell-properties fo:padding="0.0556in" fo:border="0.0139in solid #a3a3a3"/>
    </style:style>
    <style:style style:name="Tabelle1.A3" style:family="table-cell">
      <style:table-cell-properties fo:padding="0.0556in" fo:border-left="0.0139in solid #a3a3a3" fo:border-right="0.0139in solid #a3a3a3" fo:border-top="none" fo:border-bottom="0.0139in solid #a3a3a3"/>
    </style:style>
    <style:style style:name="P1" style:family="paragraph" style:parent-style-name="Standard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2" style:family="paragraph" style:parent-style-name="Standard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3" style:family="paragraph" style:parent-style-name="Standard" style:list-style-name="L1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4" style:family="paragraph" style:parent-style-name="Standard" style:list-style-name="L2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5" style:family="paragraph" style:parent-style-name="Standard" style:list-style-name="L3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6" style:family="paragraph" style:parent-style-name="Standard" style:list-style-name="L6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7" style:family="paragraph" style:parent-style-name="Standard" style:list-style-name="L7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8" style:family="paragraph" style:parent-style-name="Standard" style:list-style-name="L8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9" style:family="paragraph" style:parent-style-name="Standard" style:list-style-name="L6">
      <style:paragraph-properties fo:margin-left="0in" fo:margin-right="0in" fo:margin-top="0in" fo:margin-bottom="0in" fo:line-height="100%" fo:text-indent="-0.25in" style:auto-text-indent="false"/>
      <style:text-properties style:font-name="Calibri" style:font-name-asian="Times New Roman" style:language-asian="de" style:country-asian="CH" style:font-name-complex="Calibri"/>
    </style:style>
    <style:style style:name="P10" style:family="paragraph" style:parent-style-name="Heading_20_1" style:master-page-name="MP0">
      <style:paragraph-properties style:page-number="auto" fo:break-before="pag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Beschreibung MASCOT-Elemente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Wasser-zufuhr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Kontrolliert die Wasserzufuhrspumpe und den Durchlauferhitzer mit Hilfe des Wassersensors, des Durchflussmessers und des Temperatursensors.</text:p>
            <text:p text:style-name="P1">Die Abfrage erfolgt nacheinander, da nicht blockierend</text:p>
          </table:table-cell>
        </table:table-row>
        <table:table-row>
          <table:table-cell table:style-name="Tabelle1.A1" office:value-type="string">
            <text:p text:style-name="P1">CW1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Meldungen:</text:p>
            <text:list xml:id="list2041505499" text:style-name="L7">
              <text:list-item>
                <text:p text:style-name="P7">führe Wasser zu mit Attributen Durchflussmenge, Wassertemperatur</text:p>
              </text:list-item>
              <text:list-item>
                <text:p text:style-name="P7">Abbruch</text:p>
              </text:list-item>
            </text:list>
          </table:table-cell>
        </table:table-row>
        <table:table-row>
          <table:table-cell table:style-name="Tabelle1.A3" office:value-type="string">
            <text:p text:style-name="P1">CW2</text:p>
          </table:table-cell>
          <table:table-cell table:style-name="Tabelle1.A3" office:value-type="string">
            <text:p text:style-name="P1">C</text:p>
          </table:table-cell>
          <table:table-cell table:style-name="Tabelle1.A3" office:value-type="string">
            <text:p text:style-name="P1">Meldungen:</text:p>
            <text:list xml:id="list1831874171" text:style-name="L8">
              <text:list-item>
                <text:p text:style-name="P8">Erfolg: Wasser zugeführt</text:p>
              </text:list-item>
              <text:list-item>
                <text:p text:style-name="P8">Fehler</text:p>
              </text:list-item>
            </text:list>
          </table:table-cell>
        </table:table-row>
        <table:table-row>
          <table:table-cell table:style-name="Tabelle1.A3" office:value-type="string">
            <text:p text:style-name="P1">CW3</text:p>
          </table:table-cell>
          <table:table-cell table:style-name="Tabelle1.A3" office:value-type="string">
            <text:p text:style-name="P1">C</text:p>
          </table:table-cell>
          <table:table-cell table:style-name="Tabelle1.A3" office:value-type="string">
            <text:p text:style-name="P1">Meldungen:</text:p>
            <text:list xml:id="list1630263101" text:style-name="L3">
              <text:list-item>
                <text:p text:style-name="P5">Meldet, falls Wasser vorhanden ist</text:p>
              </text:list-item>
            </text:list>
            <text:p text:style-name="P1">Sensor ist nicht blockierend!</text:p>
          </table:table-cell>
        </table:table-row>
        <table:table-row>
          <table:table-cell table:style-name="Tabelle1.A3" office:value-type="string">
            <text:p text:style-name="P1">CW4</text:p>
          </table:table-cell>
          <table:table-cell table:style-name="Tabelle1.A3" office:value-type="string">
            <text:p text:style-name="P1">C</text:p>
          </table:table-cell>
          <table:table-cell table:style-name="Tabelle1.A3" office:value-type="string">
            <text:p text:style-name="P1">Meldungen:</text:p>
            <text:list xml:id="list52479341" text:continue-numbering="true" text:style-name="L3">
              <text:list-item>
                <text:p text:style-name="P5">Starte Pumpe</text:p>
              </text:list-item>
              <text:list-item>
                <text:p text:style-name="P5">Stoppe Pumpe</text:p>
              </text:list-item>
            </text:list>
          </table:table-cell>
        </table:table-row>
        <table:table-row>
          <table:table-cell table:style-name="Tabelle1.A3" office:value-type="string">
            <text:p text:style-name="P1">CW5</text:p>
          </table:table-cell>
          <table:table-cell table:style-name="Tabelle1.A3" office:value-type="string">
            <text:p text:style-name="P1">C</text:p>
          </table:table-cell>
          <table:table-cell table:style-name="Tabelle1.A3" office:value-type="string">
            <text:p text:style-name="P1">Antwort:</text:p>
            <text:list xml:id="list602678978" text:style-name="L6">
              <text:list-item>
                <text:p text:style-name="P6">Aktueller Durchfluss</text:p>
                <text:p text:style-name="P9">Sensor ist nicht blockierend!</text:p>
              </text:list-item>
            </text:list>
          </table:table-cell>
        </table:table-row>
        <table:table-row>
          <table:table-cell table:style-name="Tabelle1.A1" office:value-type="string">
            <text:p text:style-name="P1">CW6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Meldungen:</text:p>
            <text:list xml:id="list777652453" text:style-name="L1">
              <text:list-item>
                <text:p text:style-name="P3">Aktiviere Durchlauferhitzer</text:p>
              </text:list-item>
              <text:list-item>
                <text:p text:style-name="P3">Deaktiviere Durchlauferhitzer</text:p>
              </text:list-item>
            </text:list>
          </table:table-cell>
        </table:table-row>
        <table:table-row>
          <table:table-cell table:style-name="Tabelle1.A3" office:value-type="string">
            <text:p text:style-name="P1">CW7</text:p>
          </table:table-cell>
          <table:table-cell table:style-name="Tabelle1.A3" office:value-type="string">
            <text:p text:style-name="P1">C</text:p>
          </table:table-cell>
          <table:table-cell table:style-name="Tabelle1.A3" office:value-type="string">
            <text:p text:style-name="P1">Antwort:</text:p>
            <text:list xml:id="list923122341" text:style-name="L2">
              <text:list-item>
                <text:p text:style-name="P4">Aktuelle Wassertemperatur</text:p>
              </text:list-item>
            </text:list>
            <text:p text:style-name="P1">Sensor ist nicht blockierend!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8M1S</meta:editing-duration>
    <meta:editing-cycles>11</meta:editing-cycles>
    <meta:generator>LibreOffice/3.3$Unix LibreOffice_project/330m19$Build-202</meta:generator>
    <dc:date>2011-07-07T22:39:36</dc:date>
    <dc:creator>Elmar Vonlanthen</dc:creator>
    <meta:document-statistic meta:table-count="1" meta:image-count="0" meta:object-count="0" meta:page-count="2" meta:paragraph-count="40" meta:word-count="100" meta:character-count="688"/>
    <meta:user-defined meta:name="Info 1"/>
    <meta:user-defined meta:name="Info 2"/>
    <meta:user-defined meta:name="Info 3"/>
    <meta:user-defined meta:name="Info 4"/>
  </office:meta>
</office:document-meta>
</file>